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21"/>
    <style:style style:name="ce4" style:family="table-cell" style:parent-style-name="Default" style:data-style-name="N0"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84716666666667cm"/>
    </style:style>
    <style:style style:name="co3" style:family="table-column">
      <style:table-column-properties fo:break-before="auto" style:column-width="3.21733333333333cm"/>
    </style:style>
    <style:style style:name="co4" style:family="table-column">
      <style:table-column-properties fo:break-before="auto" style:column-width="4.339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style-name="ce1"/>
          <table:table-cell office:value-type="string" table:style-name="ce2">
            <text:p>Projet pour le lendemain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9-12-17T00:00:00" table:style-name="ce3">
            <text:p>17-déc</text:p>
          </table:table-cell>
          <table:table-cell office:value-type="string" table:style-name="ce1">
            <text:p>Fichier gestion projet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Initialiser GIT</text:p>
          </table:table-cell>
          <table:table-cell office:value-type="string" table:style-name="ce1">
            <text:p>*</text:p>
          </table:table-cell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3"/>
          <table:table-cell office:value-type="string" table:style-name="ce1">
            <text:p>Rendre Responsive</text:p>
          </table:table-cell>
          <table:table-cell office:value-type="string" table:style-name="ce1">
            <text:p>*</text:p>
          </table:table-cell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office:value-type="string" table:style-name="ce1">
            <text:p>*</text:p>
          </table:table-cell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office:value-type="string" table:style-name="ce1">
            <text:p>*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18T00:00:00" table:style-name="ce3">
            <text:p>18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style-name="ce1"/>
          <table:table-cell office:value-type="string" table:style-name="ce1">
            <text:p>*<text:s text:c="6"/><text:span text:style-name="T2">*<text:s text:c="2"/></text:span>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office:value-type="string" table:style-name="ce4">
            <text:p><text:span text:style-name="T1">*<text:s text:c="5"/></text:span><text:s/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office:value-type="string" table:style-name="ce1">
            <text:p>*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office:value-type="string" table:style-name="ce1">
            <text:p>*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Continuer HTML/CS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Créer le schéma de base de donnée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19T00:00:00" table:style-name="ce3">
            <text:p>19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table:style-name="ce1"/>
          <table:table-cell office:value-type="string" table:style-name="ce4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table:style-name="ce1"/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héma base de données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Terminer le HTML/CSS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date" office:date-value="2019-12-20T00:00:00" table:style-name="ce3">
            <text:p>20-déc</text:p>
          </table:table-cell>
          <table:table-cell office:value-type="string" table:style-name="ce1">
            <text:p>Action</text:p>
          </table:table-cell>
          <table:table-cell office:value-type="string" table:style-name="ce1">
            <text:p>Tache</text:p>
          </table:table-cell>
          <table:table-cell office:value-type="string" table:style-name="ce1">
            <text:p>En Cours</text:p>
          </table:table-cell>
          <table:table-cell office:value-type="string" table:style-name="ce1">
            <text:p>Réaliser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chier gestion projet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Wirefram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Initialiser GIT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endre Responsive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Acceuil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erso</text:p>
          </table:table-cell>
          <table:table-cell table:style-name="ce1"/>
          <table:table-cell table:style-name="ce4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Pro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ge Formulaire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Schéma base de données</text:p>
          </table:table-cell>
          <table:table-cell table:number-columns-repeated="2" table:style-name="ce1"/>
          <table:table-cell office:value-type="string" table:style-name="ce1">
            <text:p>*</text:p>
          </table:table-cell>
          <table:table-cell table:number-columns-repeated="16377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drien</meta:initial-creator>
    <dc:creator>Antoine Marquaille</dc:creator>
    <meta:creation-date>2019-12-17T15:14:48Z</meta:creation-date>
    <dc:date>2019-12-20T22:35:01Z</dc:date>
    <meta:editing-duration>PT0S</meta:editing-duration>
  </office:meta>
</office:document-meta>
</file>